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8d7b" officeooo:paragraph-rsid="00028d7b"/>
    </style:style>
    <style:style style:name="P2" style:family="paragraph" style:parent-style-name="Standard">
      <style:text-properties officeooo:rsid="000479a6" officeooo:paragraph-rsid="000479a6"/>
    </style:style>
    <style:style style:name="P3" style:family="paragraph" style:parent-style-name="Standard" style:list-style-name="L1">
      <style:text-properties officeooo:rsid="00060b33" officeooo:paragraph-rsid="0006d3bd"/>
    </style:style>
    <style:style style:name="P4" style:family="paragraph" style:parent-style-name="Standard" style:list-style-name="L2">
      <style:text-properties officeooo:rsid="00060b33" officeooo:paragraph-rsid="00060b33"/>
    </style:style>
    <style:style style:name="P5" style:family="paragraph" style:parent-style-name="Standard" style:list-style-name="L1">
      <style:text-properties officeooo:rsid="0006d3bd" officeooo:paragraph-rsid="0006d3bd"/>
    </style:style>
    <style:style style:name="P6" style:family="paragraph" style:parent-style-name="Standard" style:list-style-name="L1">
      <style:text-properties officeooo:paragraph-rsid="000479a6"/>
    </style:style>
    <style:style style:name="P7" style:family="paragraph" style:parent-style-name="Standard" style:list-style-name="L1">
      <style:text-properties officeooo:rsid="00075684" officeooo:paragraph-rsid="00075684"/>
    </style:style>
    <style:style style:name="P8" style:family="paragraph" style:parent-style-name="Standard" style:list-style-name="L1">
      <style:text-properties fo:font-weight="bold" officeooo:rsid="00060b33" officeooo:paragraph-rsid="00060b33" style:font-weight-asian="bold" style:font-weight-complex="bold"/>
    </style:style>
    <style:style style:name="P9" style:family="paragraph" style:parent-style-name="Standard" style:list-style-name="L1">
      <style:text-properties fo:font-weight="bold" officeooo:rsid="000479a6" officeooo:paragraph-rsid="000479a6" style:font-weight-asian="bold" style:font-weight-complex="bold"/>
    </style:style>
    <style:style style:name="P10" style:family="paragraph" style:parent-style-name="Standard" style:list-style-name="L1">
      <style:text-properties fo:font-weight="bold" officeooo:rsid="00075684" officeooo:paragraph-rsid="00075684" style:font-weight-asian="bold" style:font-weight-complex="bold"/>
    </style:style>
    <style:style style:name="P11" style:family="paragraph" style:parent-style-name="Standard" style:list-style-name="L1">
      <style:text-properties fo:font-weight="bold" officeooo:rsid="0007bea3" officeooo:paragraph-rsid="0007bea3" style:font-weight-asian="bold" style:font-weight-complex="bold"/>
    </style:style>
    <style:style style:name="P12" style:family="paragraph" style:parent-style-name="Standard" style:list-style-name="L1">
      <style:text-properties fo:font-weight="bold" officeooo:rsid="0008ddb2" officeooo:paragraph-rsid="0008ddb2" style:font-weight-asian="bold" style:font-weight-complex="bold"/>
    </style:style>
    <style:style style:name="P13" style:family="paragraph" style:parent-style-name="Standard" style:list-style-name="L1">
      <style:text-properties officeooo:rsid="0007bea3" officeooo:paragraph-rsid="0007bea3"/>
    </style:style>
    <style:style style:name="P14" style:family="paragraph" style:parent-style-name="Standard">
      <style:text-properties officeooo:rsid="0007bea3" officeooo:paragraph-rsid="0007bea3"/>
    </style:style>
    <style:style style:name="P15" style:family="paragraph" style:parent-style-name="Standard">
      <style:text-properties fo:font-style="italic" officeooo:rsid="0007bea3" officeooo:paragraph-rsid="0007bea3" style:font-style-asian="italic" style:font-style-complex="italic"/>
    </style:style>
    <style:style style:name="P16" style:family="paragraph" style:parent-style-name="Standard">
      <style:text-properties fo:font-style="italic" officeooo:rsid="000d49dc" officeooo:paragraph-rsid="000d49dc" style:font-style-asian="italic" style:font-style-complex="italic"/>
    </style:style>
    <style:style style:name="P17" style:family="paragraph" style:parent-style-name="Standard" style:list-style-name="L1">
      <style:text-properties officeooo:rsid="00084a47" officeooo:paragraph-rsid="00084a47"/>
    </style:style>
    <style:style style:name="P18" style:family="paragraph" style:parent-style-name="Standard">
      <style:text-properties officeooo:rsid="00084a47" officeooo:paragraph-rsid="00084a47"/>
    </style:style>
    <style:style style:name="P19" style:family="paragraph" style:parent-style-name="Standard" style:list-style-name="L1">
      <style:text-properties officeooo:rsid="0008ddb2" officeooo:paragraph-rsid="0008ddb2"/>
    </style:style>
    <style:style style:name="P20" style:family="paragraph" style:parent-style-name="Standard">
      <style:text-properties officeooo:rsid="0008ddb2" officeooo:paragraph-rsid="0008ddb2"/>
    </style:style>
    <style:style style:name="P21" style:family="paragraph" style:parent-style-name="Standard">
      <style:text-properties fo:color="#0000ff" fo:font-size="12pt" officeooo:rsid="000479a6" officeooo:paragraph-rsid="000479a6" style:font-size-asian="12pt" style:font-size-complex="12pt"/>
    </style:style>
    <style:style style:name="P22" style:family="paragraph" style:parent-style-name="Standard">
      <style:text-properties fo:color="#0000ff" fo:font-size="12pt" officeooo:rsid="000479a6" officeooo:paragraph-rsid="00028d7b" style:font-size-asian="12pt" style:font-size-complex="12pt"/>
    </style:style>
    <style:style style:name="P23" style:family="paragraph" style:parent-style-name="Standard">
      <style:text-properties fo:color="#0000ff" fo:font-size="12pt" officeooo:rsid="000479a6" officeooo:paragraph-rsid="0008ddb2" style:font-size-asian="12pt" style:font-size-complex="12pt"/>
    </style:style>
    <style:style style:name="P24" style:family="paragraph" style:parent-style-name="Standard">
      <style:text-properties fo:color="#0000ff" fo:font-size="12pt" fo:font-style="normal" officeooo:rsid="000d49dc" officeooo:paragraph-rsid="000d49dc" style:font-size-asian="12pt" style:font-style-asian="normal" style:font-size-complex="12pt" style:font-style-complex="normal"/>
    </style:style>
    <style:style style:name="P25" style:family="paragraph" style:parent-style-name="Standard">
      <style:text-properties fo:color="#0000ff" fo:font-size="12pt" fo:font-style="normal" officeooo:rsid="001352b8" officeooo:paragraph-rsid="001352b8" style:font-size-asian="12pt" style:font-style-asian="normal" style:font-size-complex="12pt" style:font-style-complex="normal"/>
    </style:style>
    <style:style style:name="P26" style:family="paragraph" style:parent-style-name="Standard" style:list-style-name="L3">
      <style:text-properties officeooo:rsid="0009cba1" officeooo:paragraph-rsid="0009cba1"/>
    </style:style>
    <style:style style:name="P27" style:family="paragraph" style:parent-style-name="Standard">
      <style:text-properties officeooo:rsid="0009cba1" officeooo:paragraph-rsid="0009cba1"/>
    </style:style>
    <style:style style:name="P28" style:family="paragraph" style:parent-style-name="Standard" style:list-style-name="L3">
      <style:text-properties officeooo:rsid="000b01fc" officeooo:paragraph-rsid="000b01fc"/>
    </style:style>
    <style:style style:name="P29" style:family="paragraph" style:parent-style-name="Standard">
      <style:text-properties fo:font-style="normal" officeooo:rsid="000d49dc" officeooo:paragraph-rsid="000d49dc" style:font-style-asian="normal" style:font-style-complex="normal"/>
    </style:style>
    <style:style style:name="P30" style:family="paragraph" style:parent-style-name="Standard" style:list-style-name="L4">
      <style:text-properties fo:font-style="normal" officeooo:rsid="000d5cf8" officeooo:paragraph-rsid="000d5cf8" style:font-style-asian="normal" style:font-style-complex="normal"/>
    </style:style>
    <style:style style:name="P31" style:family="paragraph" style:parent-style-name="Standard" style:list-style-name="L4">
      <style:text-properties fo:font-style="normal" officeooo:rsid="000f0e12" officeooo:paragraph-rsid="000f0e12" style:font-style-asian="normal" style:font-style-complex="normal"/>
    </style:style>
    <style:style style:name="P32" style:family="paragraph" style:parent-style-name="Standard">
      <style:text-properties fo:font-style="normal" officeooo:rsid="000f0e12" officeooo:paragraph-rsid="000f0e12" style:font-style-asian="normal" style:font-style-complex="normal"/>
    </style:style>
    <style:style style:name="P33" style:family="paragraph" style:parent-style-name="Standard" style:list-style-name="L5">
      <style:text-properties fo:font-style="normal" officeooo:rsid="00103c87" officeooo:paragraph-rsid="00103c87" style:font-style-asian="normal" style:font-style-complex="normal"/>
    </style:style>
    <style:style style:name="P34" style:family="paragraph" style:parent-style-name="Standard" style:list-style-name="L5">
      <style:text-properties fo:font-style="normal" officeooo:rsid="0011c08b" officeooo:paragraph-rsid="0011c08b" style:font-style-asian="normal" style:font-style-complex="normal"/>
    </style:style>
    <style:style style:name="P35" style:family="paragraph" style:parent-style-name="Standard">
      <style:text-properties fo:font-style="normal" officeooo:rsid="0011c08b" officeooo:paragraph-rsid="0011c08b" style:font-style-asian="normal" style:font-style-complex="normal"/>
    </style:style>
    <style:style style:name="P36" style:family="paragraph" style:parent-style-name="Standard">
      <style:text-properties fo:font-style="normal" officeooo:rsid="001352b8" officeooo:paragraph-rsid="001352b8" style:font-style-asian="normal" style:font-style-complex="normal"/>
    </style:style>
    <style:style style:name="P37" style:family="paragraph" style:parent-style-name="Standard">
      <style:text-properties fo:font-style="normal" officeooo:rsid="00153f4d" officeooo:paragraph-rsid="00153f4d" style:font-style-asian="normal" style:font-style-complex="normal"/>
    </style:style>
    <style:style style:name="P38" style:family="paragraph" style:parent-style-name="Standard" style:list-style-name="L6">
      <style:text-properties fo:font-style="normal" officeooo:rsid="00153f4d" officeooo:paragraph-rsid="00153f4d" style:font-style-asian="normal" style:font-style-complex="normal"/>
    </style:style>
    <style:style style:name="P39" style:family="paragraph" style:parent-style-name="Standard" style:list-style-name="L6">
      <style:text-properties fo:font-style="normal" officeooo:rsid="001659e1" officeooo:paragraph-rsid="001659e1" style:font-style-asian="normal" style:font-style-complex="normal"/>
    </style:style>
    <style:style style:name="P40" style:family="paragraph" style:parent-style-name="Standard">
      <style:text-properties fo:font-style="normal" officeooo:rsid="001659e1" officeooo:paragraph-rsid="001659e1" style:font-style-asian="normal" style:font-style-complex="normal"/>
    </style:style>
    <style:style style:name="P41" style:family="paragraph" style:parent-style-name="Standard" style:list-style-name="L7">
      <style:text-properties fo:font-style="normal" officeooo:rsid="001659e1" officeooo:paragraph-rsid="001659e1" style:font-style-asian="normal" style:font-style-complex="normal"/>
    </style:style>
    <style:style style:name="P42" style:family="paragraph" style:parent-style-name="Standard">
      <style:text-properties fo:font-style="normal" officeooo:rsid="0017e70a" officeooo:paragraph-rsid="0017e70a" style:font-style-asian="normal" style:font-style-complex="normal"/>
    </style:style>
    <style:style style:name="P43" style:family="paragraph" style:parent-style-name="Standard" style:list-style-name="L8">
      <style:text-properties fo:font-style="normal" officeooo:rsid="0017e70a" officeooo:paragraph-rsid="0017e70a" style:font-style-asian="normal" style:font-style-complex="normal"/>
    </style:style>
    <style:style style:name="P44" style:family="paragraph" style:parent-style-name="Standard" style:list-style-name="L6">
      <style:text-properties fo:font-style="normal" officeooo:rsid="001948f3" officeooo:paragraph-rsid="001948f3" style:font-style-asian="normal" style:font-style-complex="normal"/>
    </style:style>
    <style:style style:name="P45" style:family="paragraph" style:parent-style-name="Standard" style:list-style-name="L3">
      <style:text-properties officeooo:rsid="000d5cf8" officeooo:paragraph-rsid="000d5cf8"/>
    </style:style>
    <style:style style:name="P46" style:family="paragraph" style:parent-style-name="Standard" style:master-page-name="">
      <loext:graphic-properties draw:fill="none"/>
      <style:paragraph-properties fo:margin-left="1.199cm" fo:margin-right="0cm" fo:text-indent="0cm" style:auto-text-indent="false" style:page-number="auto" fo:background-color="transparent"/>
      <style:text-properties officeooo:rsid="00084a47" officeooo:paragraph-rsid="00084a47"/>
    </style:style>
    <style:style style:name="T1" style:family="text">
      <style:text-properties officeooo:rsid="000479a6"/>
    </style:style>
    <style:style style:name="T2" style:family="text">
      <style:text-properties officeooo:rsid="0006d3bd"/>
    </style:style>
    <style:style style:name="T3" style:family="text">
      <style:text-properties officeooo:rsid="00075684"/>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07bea3"/>
    </style:style>
    <style:style style:name="T7" style:family="text">
      <style:text-properties officeooo:rsid="00084a47"/>
    </style:style>
    <style:style style:name="T8" style:family="text">
      <style:text-properties style:text-position="super 58%"/>
    </style:style>
    <style:style style:name="T9" style:family="text">
      <style:text-properties style:text-position="0% 100%"/>
    </style:style>
    <style:style style:name="T10" style:family="text">
      <style:text-properties officeooo:rsid="0008ddb2"/>
    </style:style>
    <style:style style:name="T11" style:family="text">
      <style:text-properties officeooo:rsid="000b01fc"/>
    </style:style>
    <style:style style:name="T12" style:family="text">
      <style:text-properties officeooo:rsid="000c2884"/>
    </style:style>
    <style:style style:name="T13" style:family="text">
      <style:text-properties officeooo:rsid="000d49dc"/>
    </style:style>
    <style:style style:name="T14" style:family="text">
      <style:text-properties officeooo:rsid="000d5cf8"/>
    </style:style>
    <style:style style:name="T15" style:family="text">
      <style:text-properties officeooo:rsid="000f0e12"/>
    </style:style>
    <style:style style:name="T16" style:family="text">
      <style:text-properties officeooo:rsid="00103c87"/>
    </style:style>
    <style:style style:name="T17" style:family="text">
      <style:text-properties officeooo:rsid="0011c08b"/>
    </style:style>
    <style:style style:name="T18" style:family="text">
      <style:text-properties officeooo:rsid="001352b8"/>
    </style:style>
    <style:style style:name="T19" style:family="text">
      <style:text-properties officeooo:rsid="00153f4d"/>
    </style:style>
    <style:style style:name="T20" style:family="text">
      <style:text-properties officeooo:rsid="001659e1"/>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monstration de son site dynamique</text:p>
      <text:p text:style-name="P1"/>
      <text:p text:style-name="P22">Introduction</text:p>
      <text:p text:style-name="P1">Imagedutemps.org</text:p>
      <text:p text:style-name="P1">Un projet associatif d’images du temps passé comparées au temps présent.</text:p>
      <text:p text:style-name="P2">A mon niveau créer une application qui permet à des associations ou des personnes de diffuser des images du temps passé et présent de leurcommunes ou autre. Avec des connaissances informatiques de base (utilisation d’un navigateur, notion de retouche d’image… ).</text:p>
      <text:list xml:id="list3558771720" text:style-name="L2">
        <text:list-item>
          <text:p text:style-name="P4">Projet global : regroupe tous les projets locaux</text:p>
          <text:list>
            <text:list-item>
              <text:p text:style-name="P4">Projet<text:span text:style-name="T2">s</text:span> locaux : projet de chaque association ou personne. <text:span text:style-name="T2">Chaque projet local est autonome.</text:span></text:p>
            </text:list-item>
          </text:list>
        </text:list-item>
      </text:list>
      <text:p text:style-name="P2"/>
      <text:p text:style-name="P21">Méthodes</text:p>
      <text:list xml:id="list3713581959" text:style-name="L1">
        <text:list-item>
          <text:p text:style-name="P9">Création de la base de données</text:p>
          <text:list>
            <text:list-item>
              <text:p text:style-name="P6"><text:span text:style-name="T1">Après l’analyse, j’ai réalise le MCD et ensuite le modèle relationnelle pour arriver au code SQL<text:line-break/>Le MCD m’a permis d’éviter les redondances et de construire les personnages de l’histoire de l’analyse. Construction via le logiciel Jmerisse.<text:line-break/>Le modèle relationnelle permet de coder le SQL plus proprement et de rassembler les personnages. Je l’ai réaliser manuellement et ensuite comparer au traitement automatique de Jmerisse (il me semble qu’il y a quelque différnece entre les deux, Si ma mémoire est bonne c’est pour la table évolution, j’ai apporté un ID en tant que clé primaire alors que le traitement automatique me proposait une clé primaire avec les deux clés étrangères (ID de la personne et ID de la qualité de cette personne) ce qui me posait un problème si la personne évolue de membre en tant que rédacteur et désir revenir en qualité de membre. Au début j’ai pensé ajouté la date à cette clé primaire mai j’ai fini par ajouter un ID pour la clé primaire. Peut-être que le MCD n’est pas assez précis ?<text:line-break/></text:span></text:p>
            </text:list-item>
            <text:list-item>
              <text:p text:style-name="P8">Ce qu’il reste à faire</text:p>
              <text:list>
                <text:list-item>
                  <text:p text:style-name="P3">Créer la BDD qui gère le projet au niveau global.</text:p>
                  <text:list>
                    <text:list-item>
                      <text:p text:style-name="P3">Pour le moment je désire juste une base de donnée pour les coordonnées des personnes qui s’occupent de leur projet local respectif.</text:p>
                    </text:list-item>
                    <text:list-item>
                      <text:p text:style-name="P3">Les adresses internet de chaque projet local pour constituer un portail global.<text:line-break/></text:p>
                    </text:list-item>
                  </text:list>
                </text:list-item>
                <text:list-item>
                  <text:p text:style-name="P5">Créer la BDD qui sert de paramètre de chaque projet local. Une BDD config du projet local.<text:line-break/>Pour cette dernière, je préfère réaliser un projet local et à partir de celui-ci créer la base config<text:line-break/></text:p>
                </text:list-item>
              </text:list>
            </text:list-item>
          </text:list>
        </text:list-item>
        <text:list-item>
          <text:p text:style-name="P5"><text:span text:style-name="T4">Réalisation et UTILISATION évolutive du cahier des charges.</text:span><text:line-break/>Génial. Très inspiré par celui du cours, je l’ai modifié pour l’adapter à l’application et à moi même.</text:p>
          <text:list>
            <text:list-item>
              <text:p text:style-name="P5">J’ai rajouté une page juridique. Internet n’est pas un espace libre de tous droits, il faut respecter les personnes et les choses.<text:line-break/>Cette page décrit ou décrira, expliquera les diverses sujets juridiques à tenir en compte <text:span text:style-name="T3">(je n’ai pas eu le temps de trop m’y pencher…)</text:span></text:p>
            </text:list-item>
            <text:list-item>
              <text:p text:style-name="P7">J’ai séparé le cahier des charges en 2 fichiers, l’un général et l’autre pour les pages.</text:p>
            </text:list-item>
            <text:list-item>
              <text:p text:style-name="P7">J’ai apporté des éléments au cachiers des charges des pages pour en constituer une sorte de mémo, ce qui reste à faire, à voir, indiquer l’évolution du projet. Le but étant que n’importe quelle personne qui l’ouvre sache ce qui est fait, les problèmes…</text:p>
            </text:list-item>
            <text:list-item>
              <text:p text:style-name="P10">Ce qu’il reste à faire</text:p>
              <text:list>
                <text:list-item>
                  <text:p text:style-name="P7"><text:span text:style-name="T5">LE TENIR À JOUR</text:span>. Lorsque je me mets au travail, en 1ère chose ouvrir le cahier des charges, décide ce que je fais et je finis le travail en notant l’évolution sur le cahier des charges.<text:line-break/></text:p>
                </text:list-item>
              </text:list>
            </text:list-item>
          </text:list>
        </text:list-item>
        <text:list-item>
          <text:p text:style-name="P7"><text:span text:style-name="T4">Utiliser git</text:span>. Fini tous les dossiers/<text:span text:style-name="T6">fichiers</text:span> pour sauvegarder le travail qui est fait et ne pas le <text:span text:style-name="T6">perdre</text:span></text:p>
          <text:list>
            <text:list-item>
              <text:p text:style-name="P13">Je commence à travailler, je lance git pour un pull (mettre à jour) et prend note du travail réaliser (pour le moment je travaille seul, mais le projet peut vite devenir collectif).</text:p>
            </text:list-item>
            <text:list-item>
              <text:p text:style-name="P13">J’ouvre le cahier des charges et détermine l’action à faire.</text:p>
            </text:list-item>
            <text:list-item>
              <text:p text:style-name="P13">Je finis de travailler je mets à jour le cahier de charge</text:p>
            </text:list-item>
            <text:list-item>
              <text:p text:style-name="P13">Je me connecte sur le git, j’ajoute le travail (git add*), je le commente (git commit -m « MàJ » et je le pousse sur le serveur (git push)</text:p>
            </text:list-item>
            <text:list-item>
              <text:p text:style-name="P13">Je dors tranquille, je sais ce qui est fait et ce qui reste à faire.</text:p>
            </text:list-item>
            <text:list-item>
              <text:p text:style-name="P11">Ce qu’il reste à faire</text:p>
              <text:list>
                <text:list-item>
                  <text:p text:style-name="P13"><text:soft-page-break/>En connaître un peu plus sur ce système pour l’exploiter encore plus (principalement sur les branches qui je pense doit permettre de diviser le projet <text:span text:style-name="T7">(branche style, branche documentation, branche code...)</text:span>, pour le moment j’utilise d’une façon basic, le minimum.</text:p>
                </text:list-item>
              </text:list>
            </text:list-item>
          </text:list>
        </text:list-item>
      </text:list>
      <text:p text:style-name="P14"/>
      <text:p text:style-name="P15">Là je me suis construit un environnment de travail qui me manquait, me discipliner et atteindre des objectifs de l’instant. Le plus dur est de changer les habitudes… (J’avoue que qqles fois j ái créé un fichier pour faire un truc.. <text:span text:style-name="T7">Ou de commencer un travail alors que le précédent n’est pas complétement fini...</text:span>). Mais je suis de mieux avec cette méthode et je pense qu’elle peut-être collaborative.</text:p>
      <text:p text:style-name="P15"/>
      <text:list xml:id="list132529566818966" text:continue-numbering="true" text:style-name="L1">
        <text:list-item>
          <text:p text:style-name="P17"><text:span text:style-name="T4">Coder</text:span><text:line-break/>Il m’est difficile de développer cette partie. Je n’ai pas su comment diriger mon code, faire quand, comment et surtout pourquoi (ne pas faire du copier coller qui à la 1ère situation ne correspond pas).<text:line-break/>Je ne voullais pas continuer ma méthode de travail que <text:span text:style-name="T10">je savais que</text:span> le projet était voué à l’échec dans le temps (aucune maintenance possible).<text:line-break/>Trop tard pour le développer sur tout le travail, j’ai décidé de faire un 1<text:span text:style-name="T8">er</text:span> fichier (fichier POST) pour traiter la validité des données <text:span text:style-name="T10">et une fois validé appelle un fichier pour traiter les données et principalement les enregistrer dans la base de données.<text:line-break/>Je commence à utiliser les classes, je comprends mais je ne les utilise pas comme il le faut, enfin je pense. Idem pour les exceptions. Je pense que c’est un manque d’expérience de ma part, il faut pratiquer. Je comprends le sens rapidement mais je suis lent à l’assimilation et le reproduire.</text:span></text:p>
        </text:list-item>
      </text:list>
      <text:p text:style-name="P18"/>
      <text:p text:style-name="P46"><text:tab/><text:span text:style-name="T13">Tout ce que j’ai fait je le comprends et peux le reproduire dans d’autres situations. Seul le PatternDesign Singleton, que je comprends mais il ne faut pas me demander de la répéter pour autre chose qu’une connexion à une BDD, il n’est pas digérer à 100 %.</text:span></text:p>
      <text:p text:style-name="P18"/>
      <text:list xml:id="list132528276259098" text:continue-numbering="true" text:style-name="L1">
        <text:list-item>
          <text:list>
            <text:list-item>
              <text:p text:style-name="P12">Ce qu’il reste à faire</text:p>
              <text:list>
                <text:list-item>
                  <text:p text:style-name="P19">Persister et mener le projet à son terme (avant d’en commencer un autre… ce qui me brûle les doigts).</text:p>
                </text:list-item>
              </text:list>
            </text:list-item>
          </text:list>
        </text:list-item>
      </text:list>
      <text:p text:style-name="P20"/>
      <text:p text:style-name="P23">Résultats remarquables</text:p>
      <text:list xml:id="list2547267576" text:style-name="L3">
        <text:list-item>
          <text:p text:style-name="P26">Mon organisation beaucoup plus productive et serreinne (git, cahier des charges, objectif, cahier des charges, git)</text:p>
        </text:list-item>
        <text:list-item>
          <text:p text:style-name="P28">Un code clair. Je me suis violencé pour garder une ligne de conduite et avoir un code c<text:span text:style-name="T12">o</text:span>mpréh<text:span text:style-name="T12">e</text:span>nsible de par lui même (voir <text:span text:style-name="T12">le chapitre du développement dans le cahier des charges fonctionnalités). Avant, j’avais plus de ligne de commentaire que de ligne de code.</text:span></text:p>
        </text:list-item>
        <text:list-item>
          <text:p text:style-name="P45">La sécurité. Toutes les infos transmises sont traités </text:p>
        </text:list-item>
        <text:list-item>
          <text:p text:style-name="P26">Continuer la méthode formulaire, validation des données, traitement des données, retour des formulaires<text:line-break/><text:span text:style-name="T11">On peut voir ce travail avec le fichier connexion, connexionPost et connexionManager.</text:span></text:p>
          <text:list>
            <text:list-item>
              <text:p text:style-name="P26">Il faut que je l’optimise, il me semble que je code trop de fois les mêmes choses. J’ai essayé avec une fonction et il me semble que c’est probant <text:span text:style-name="T11">et à développer. J’ai essayé avec les classes mais je les utilisent que 10 % (et encore je suis généreux) de leur possibilité. Le fichier POST doit pouvoir se traiter avec des classes.</text:span></text:p>
            </text:list-item>
          </text:list>
        </text:list-item>
      </text:list>
      <text:p text:style-name="P27"/>
      <text:p text:style-name="P16">Une surprise de dernière minute m’a empéché de continuer la méthode formulaire, validation des données, traitement et retour formulaire.</text:p>
      <text:p text:style-name="P16">J’ai fait mon formulaire de connexion, validation des données, traitement. Teste. Super ça marche.</text:p>
      <text:p text:style-name="P16">Pour enregister le mot de passe j’utilise l’ID de l’utilisateur que je récupérais en recherchant le dernier inscrits sur la base de données. Je teste, aucun problème. Par contre, lorsque je fais un teste d’inscription de plusieurs personnes à la suite, j’ai une erreur à partir du 4 ou 5ème enregistrement. Le traitement d’enregistrement de l’adresse est plus rapide que la recher du dernier inscrit et j ái un décalage. Le dernier ID est en fait l’avant dernier. (enfin je pense que c’est la cause…). J ái donc changé la méthode en me servant du nom du formulaire pour rechercher l’ID de ce pseudo et le transmettre au mot de passe. Et ça fonctionne… <text:span text:style-name="T20">Il faut que je recherche une méthode pour valider une opération avant que l’application passe à la suivante et me servir des exceptions pour valider.</text:span></text:p>
      <text:p text:style-name="P16"/>
      <text:p text:style-name="P29"/>
      <text:p text:style-name="P24">Synthèse, discussion et conclusion</text:p>
      <text:p text:style-name="P29">A mon niveau et avec le peu d’expérience <text:span text:style-name="T14">que j’ai…</text:span></text:p>
      <text:list xml:id="list2521327631" text:style-name="L5">
        <text:list-item>
          <text:p text:style-name="P33">Créer et obtennir un résultat c’est fabuleux, même avec une chose simple et l’activité dans lequel je m’<text:span text:style-name="T17">e</text:span>ngage me le permet complètement <text:span text:style-name="T17">et </text:span>à ma porté au niveau matériel. Il suffit juste de vouloir et de ne pas se mentir, car l’informatique ne ment pas..</text:p>
        </text:list-item>
        <text:list-item>
          <text:p text:style-name="P33"><text:soft-page-break/>D’une forme abstraite à du concret. Ne pas chercher à réaliser une page directement. Faire une esquisse, déposer les éléments et laisser la création suivre son cours. La page, <text:span text:style-name="T17">l’application</text:span> se <text:span text:style-name="T17">fabrique au fil du temps. Le professeur de graphisme nous l’enseignait, ne pas montrer une page toute faite au client dés la 1ère fois, mais une esquise. Le projet prend forme, les demandes sont de plus en plus concrètes et le travail de réalisation plus facile et plus fidèle à la demande initiale.</text:span></text:p>
        </text:list-item>
        <text:list-item>
          <text:p text:style-name="P34">Faire une application n’est pas coder une application. Je pense que le travail d’écrire le code ne représente peut-être que 15 à 20 % du temps totale.</text:p>
        </text:list-item>
      </text:list>
      <text:list xml:id="list1138168065" text:style-name="L4">
        <text:list-item>
          <text:p text:style-name="P30">Le codage (j’entends par là, la 1ère réalisation, la maintenace, la veille..) est un exercice très personnel qu’il faut soit compréhensible par tout le monde avec des règles, en + des règles métiers, conventionnelle décrite, simple, <text:span text:style-name="T15">précise. Par exemple, lorsque je lis le code d’amis, je ne comprends rien. Il faut que je comprenne le nom des variables, des fonctions (beaucoup d’abréviation…) avant de pouvoir comprendre le code par lui même.</text:span></text:p>
        </text:list-item>
        <text:list-item>
          <text:p text:style-name="P31">Se simplifier la vie en construisant plusieurs fonctions, classes ou autre pour chaque problème au lieu d’en faire qu’une seule qui fait tout à la fois. Je l’avais très bien compris pour les bases de données (plusieurs petites tables reliées à la place d’une seule grosse table, très vite obsolète) mais je ne l’ai pas appliqué au code, je l<text:span text:style-name="T16">e</text:span> comprends que maintenant.</text:p>
        </text:list-item>
      </text:list>
      <text:p text:style-name="P32"/>
      <text:p text:style-name="P35"><text:span text:style-name="T4">Pour conclure</text:span>, <text:span text:style-name="T18">les peintres disent qu’une toile n’est jamais finie (dans leur tête), une application informatique n’est jamais finie. En plus du suivi de l’évolution matérielle, l’evolution des personnes qui utilisent l’application va évoluer grâce à cette application. Faire évoluer des personnes projette qu’on évolue nous même.</text:span></text:p>
      <text:p text:style-name="P36">Que l’application soit pour du professionnel, ou du social, l’application apporte un plus qui permettra de faire plus.</text:p>
      <text:p text:style-name="P36">Cette conclusion n’est peut-être pas « informatiquement parlant » informatique, mais celui qui veut rester sur son acquis n’a pas sa place en informatique, et je <text:span text:style-name="T19">ne</text:span> désire pas rester sur mes acquis.</text:p>
      <text:p text:style-name="P36"/>
      <text:p text:style-name="P36"/>
      <text:p text:style-name="P25">Bilan et perspectives</text:p>
      <text:p text:style-name="P29"/>
      <text:p text:style-name="P36">Continnuer</text:p>
      <text:p text:style-name="P36"/>
      <text:p text:style-name="P36">Petit à petit les petits caillou deviennent montagnes, il faut bien les mettre en place pour la fondation. <text:span text:style-name="T19">Il faut que j’apprenne.</text:span></text:p>
      <text:p text:style-name="P36"/>
      <text:p text:style-name="P37">Je vais reprendre ce travail :</text:p>
      <text:list xml:id="list2451640449" text:style-name="L6">
        <text:list-item>
          <text:p text:style-name="P38">Je garde l’analyse et la base données, je pense qu’elle est bonne…</text:p>
        </text:list-item>
        <text:list-item>
          <text:p text:style-name="P38">Je garde la structure du cahier des charges, la faire évoluer au fil de la création</text:p>
        </text:list-item>
        <text:list-item>
          <text:p text:style-name="P38">Je pose toutes les pages dessus (frontEnd et BackEnd), sous forme de maquette individuelle et un 1<text:span text:style-name="T8">er</text:span> descriptif (moi qui en principe prend une page et veut aller jusqu’au bout avant d’en commencer une autre). Chaque page dépend d’une autre donc il est utile de connaître juste la source et la destination.</text:p>
        </text:list-item>
        <text:list-item>
          <text:p text:style-name="P38">Simultanément l’organigramme, la structure du site est conçu.</text:p>
        </text:list-item>
        <text:list-item>
          <text:p text:style-name="P38">Je prends chaque page et je la réalise :</text:p>
          <text:list>
            <text:list-item>
              <text:p text:style-name="P38">Réalisation de la page</text:p>
            </text:list-item>
            <text:list-item>
              <text:p text:style-name="P38">Du style</text:p>
            </text:list-item>
            <text:list-item>
              <text:p text:style-name="P38">Du traitement</text:p>
            </text:list-item>
          </text:list>
        </text:list-item>
        <text:list-item>
          <text:p text:style-name="P39">Teste de l’application avec un 1<text:span text:style-name="T8">er</text:span> projet local</text:p>
        </text:list-item>
        <text:list-item>
          <text:p text:style-name="P44">Création de la base de données globales</text:p>
        </text:list-item>
        <text:list-item>
          <text:p text:style-name="P44">Création de la base de donnés config.</text:p>
        </text:list-item>
        <text:list-item>
          <text:p text:style-name="P39">Diffusion de l’application.</text:p>
        </text:list-item>
        <text:list-item>
          <text:p text:style-name="P39">Être satisfait, content.</text:p>
        </text:list-item>
      </text:list>
      <text:p text:style-name="P40"/>
      <text:p text:style-name="P40">J’ai appris beaucoup de chose et je pense qu’il ne manque pas grand-chose pour lier tout ça (Je ne veux pas dire que je connais à fond le PHP, CSS et autre ), mais avec les connaissances dont je dispose le projet peut-être réalisable avec un respect des règles du métier assez bonnes.</text:p>
      <text:list xml:id="list3256224013" text:style-name="L7">
        <text:list-item>
          <text:p text:style-name="P41">La structure d’un projet</text:p>
        </text:list-item>
        <text:list-item>
          <text:p text:style-name="P41">Une méthode</text:p>
        </text:list-item>
        <text:list-item>
          <text:p text:style-name="P41">Des fonctions (issset, extract, explode…) et de les utiliser</text:p>
        </text:list-item>
      </text:list>
      <text:p text:style-name="P29"/>
      <text:p text:style-name="P42">Je vais en priorité me diriger vers deux choses :</text:p>
      <text:list xml:id="list4187732142" text:style-name="L8">
        <text:list-item>
          <text:p text:style-name="P43">Approfondir les fonction, classes et savoir comment lier tout ça</text:p>
        </text:list-item>
        <text:list-item>
          <text:p text:style-name="P43">Le style CSS Grid Layout.<text:line-break/>Pour le projet, je me suis très vite apperçu que je n’aurais pas le temps. j’ai donc fait avec ce que je savais, un minimum. Par contrej’y ai très souvent réfléchi, documenter et je pense que je vais essayer <text:soft-page-break/>d’tuliser cette technique pour la présentatin du projet. Sur ce que j’ai lu, tout le monde dit que c’est l’avenir. Alors allons 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43cm" fo:margin-bottom="2.016cm" fo:margin-left="1.226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09:45:47.160000000</meta:creation-date>
    <dc:date>2018-06-09T13:25:27.717000000</dc:date>
    <meta:editing-duration>PT19M24S</meta:editing-duration>
    <meta:editing-cycles>6</meta:editing-cycles>
    <meta:generator>LibreOffice/6.0.1.1$Windows_x86 LibreOffice_project/60bfb1526849283ce2491346ed2aa51c465abfe6</meta:generator>
    <meta:document-statistic meta:table-count="0" meta:image-count="0" meta:object-count="0" meta:page-count="4" meta:paragraph-count="77" meta:word-count="2083" meta:character-count="12074" meta:non-whitespace-character-count="10068"/>
  </office:meta>
</office:document-meta>
</file>